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101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101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101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SIGNALS_PPAL,MENU_ACELEROMETRO_PPAL,MENU_NONE,MENU_NONE,MENU_NONE,menu_temperatura_printtexto,}," calcext:value-type="string">
            <text:p>{MENU_SIGNALS_PPAL,MENU_ACELEROMETRO_PPAL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101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SIGNALS_PPAL,MENU_ACELEROMETRO_PPAL,MENU_NONE,MENU_NONE,MENU_NONE,menu_temperatura_printgrafico,}," calcext:value-type="string">
            <text:p>{MENU_SIGNALS_PPAL,MENU_ACELEROMETRO_PPAL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101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" table:formula="of:=LOWER([.B7])" office:value-type="string" office:string-value="menu_acelerometro_ppal," calcext:value-type="string">
            <text:p>menu_acelerometro_ppal,</text:p>
          </table:table-cell>
          <table:table-cell table:formula="of:=CONCATENATE(&quot;{&quot;;[.C7];[.D7];[.E7];[.F7];[.G7];[.H7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7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101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" table:formula="of:=LOWER([.B8])" office:value-type="string" office:string-value="menu_acelerometro_seltexto," calcext:value-type="string">
            <text:p>menu_acelerometro_seltexto,</text:p>
          </table:table-cell>
          <table:table-cell table:formula="of:=CONCATENATE(&quot;{&quot;;[.C8];[.D8];[.E8];[.F8];[.G8];[.H8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8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101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" table:formula="of:=LOWER([.B9])" office:value-type="string" office:string-value="menu_acelerometro_selgrafico," calcext:value-type="string">
            <text:p>menu_acelerometro_selgrafico,</text:p>
          </table:table-cell>
          <table:table-cell table:formula="of:=CONCATENATE(&quot;{&quot;;[.C9];[.D9];[.E9];[.F9];[.G9];[.H9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9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101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10])" office:value-type="string" office:string-value="menu_acelerometro_printtexto," calcext:value-type="string">
            <text:p>menu_acelerometro_printtexto,</text:p>
          </table:table-cell>
          <table:table-cell table:formula="of:=CONCATENATE(&quot;{&quot;;[.C10];[.D10];[.E10];[.F10];[.G10];[.H10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0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101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11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1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101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" table:formula="of:=LOWER([.B12])" office:value-type="string" office:string-value="menu_rgb_ppal," calcext:value-type="string">
            <text:p>menu_rgb_ppal,</text:p>
          </table:table-cell>
          <table:table-cell table:formula="of:=CONCATENATE(&quot;{&quot;;[.C12];[.D12];[.E12];[.F12];[.G12];[.H12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2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101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" table:formula="of:=LOWER([.B13])" office:value-type="string" office:string-value="menu_rgb_selr," calcext:value-type="string">
            <text:p>menu_rgb_selr,</text:p>
          </table:table-cell>
          <table:table-cell table:formula="of:=CONCATENATE(&quot;{&quot;;[.C13];[.D13];[.E13];[.F13];[.G13];[.H13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3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101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" table:formula="of:=LOWER([.B14])" office:value-type="string" office:string-value="menu_rgb_selg," calcext:value-type="string">
            <text:p>menu_rgb_selg,</text:p>
          </table:table-cell>
          <table:table-cell table:formula="of:=CONCATENATE(&quot;{&quot;;[.C14];[.D14];[.E14];[.F14];[.G14];[.H14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4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101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" table:formula="of:=LOWER([.B15])" office:value-type="string" office:string-value="menu_rgb_selb," calcext:value-type="string">
            <text:p>menu_rgb_selb,</text:p>
          </table:table-cell>
          <table:table-cell table:formula="of:=CONCATENATE(&quot;{&quot;;[.C15];[.D15];[.E15];[.F15];[.G15];[.H15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5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101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" table:formula="of:=LOWER([.B16])" office:value-type="string" office:string-value="menu_speaker_ppal," calcext:value-type="string">
            <text:p>menu_speaker_ppal,</text:p>
          </table:table-cell>
          <table:table-cell table:formula="of:=CONCATENATE(&quot;{&quot;;[.C16];[.D16];[.E16];[.F16];[.G16];[.H16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6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101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7])" office:value-type="string" office:string-value="menu_speaker_selbip1," calcext:value-type="string">
            <text:p>menu_speaker_selbip1,</text:p>
          </table:table-cell>
          <table:table-cell table:formula="of:=CONCATENATE(&quot;{&quot;;[.C17];[.D17];[.E17];[.F17];[.G17];[.H17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17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101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8])" office:value-type="string" office:string-value="menu_speaker_selbip2," calcext:value-type="string">
            <text:p>menu_speaker_selbip2,</text:p>
          </table:table-cell>
          <table:table-cell table:formula="of:=CONCATENATE(&quot;{&quot;;[.C18];[.D18];[.E18];[.F18];[.G18];[.H18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18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101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9])" office:value-type="string" office:string-value="menu_speaker_selbip3," calcext:value-type="string">
            <text:p>menu_speaker_selbip3,</text:p>
          </table:table-cell>
          <table:table-cell table:formula="of:=CONCATENATE(&quot;{&quot;;[.C19];[.D19];[.E19];[.F19];[.G19];[.H19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19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101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20])" office:value-type="string" office:string-value="menu_speaker_selbipnone," calcext:value-type="string">
            <text:p>menu_speaker_selbipnone,</text:p>
          </table:table-cell>
          <table:table-cell table:formula="of:=CONCATENATE(&quot;{&quot;;[.C20];[.D20];[.E20];[.F20];[.G20];[.H20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0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101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" table:formula="of:=LOWER([.B21])" office:value-type="string" office:string-value="menu_signals_ppal," calcext:value-type="string">
            <text:p>menu_signals_ppal,</text:p>
          </table:table-cell>
          <table:table-cell table:formula="of:=CONCATENATE(&quot;{&quot;;[.C21];[.D21];[.E21];[.F21];[.G21];[.H21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1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101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" table:formula="of:=LOWER([.B22])" office:value-type="string" office:string-value="menu_signals_selsquarewave," calcext:value-type="string">
            <text:p>menu_signals_selsquarewave,</text:p>
          </table:table-cell>
          <table:table-cell table:formula="of:=CONCATENATE(&quot;{&quot;;[.C22];[.D22];[.E22];[.F22];[.G22];[.H22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2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101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" table:formula="of:=LOWER([.B23])" office:value-type="string" office:string-value="menu_signals_selsinewave," calcext:value-type="string">
            <text:p>menu_signals_selsinewave,</text:p>
          </table:table-cell>
          <table:table-cell table:formula="of:=CONCATENATE(&quot;{&quot;;[.C23];[.D23];[.E23];[.F23];[.G23];[.H23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3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101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4])" office:value-type="string" office:string-value="menu_signals_printsquarewave," calcext:value-type="string">
            <text:p>menu_signals_printsquarewave,</text:p>
          </table:table-cell>
          <table:table-cell table:formula="of:=CONCATENATE(&quot;{&quot;;[.C24];[.D24];[.E24];[.F24];[.G24];[.H24];&quot;},&quot;)" office:value-type="string" office:string-value="{MENU_SPEAKER_PPAL,MENU_TEMPERATURA_PPAL,MENU_NONE,MENU_NONE,MENU_NONE,menu_signals_printsquarewave,}," calcext:value-type="string">
            <text:p>{MENU_SPEAKER_PPAL,MENU_TEMPERATURA_PPAL,MENU_NONE,MENU_NONE,MENU_NONE,menu_signals_printsquarewave,},</text:p>
          </table:table-cell>
          <table:table-cell table:formula="of:=CONCATENATE(&quot;void &quot;;[.H24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101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5])" office:value-type="string" office:string-value="menu_signals_printsinewave," calcext:value-type="string">
            <text:p>menu_signals_printsinewave,</text:p>
          </table:table-cell>
          <table:table-cell table:formula="of:=CONCATENATE(&quot;{&quot;;[.C25];[.D25];[.E25];[.F25];[.G25];[.H25];&quot;},&quot;)" office:value-type="string" office:string-value="{MENU_SPEAKER_PPAL,MENU_TEMPERATURA_PPAL,MENU_NONE,MENU_NONE,MENU_NONE,menu_signals_printsinewave,}," calcext:value-type="string">
            <text:p>{MENU_SPEAKER_PPAL,MENU_TEMPERATURA_PPAL,MENU_NONE,MENU_NONE,MENU_NONE,menu_signals_printsinewave,},</text:p>
          </table:table-cell>
          <table:table-cell table:formula="of:=CONCATENATE(&quot;void &quot;;[.H25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101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6])" office:value-type="string" office:string-value="menu_rgb_rmenos," calcext:value-type="string">
            <text:p>menu_rgb_rmenos,</text:p>
          </table:table-cell>
          <table:table-cell table:formula="of:=CONCATENATE(&quot;{&quot;;[.C26];[.D26];[.E26];[.F26];[.G26];[.H26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26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101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7])" office:value-type="string" office:string-value="menu_rgb_rmas," calcext:value-type="string">
            <text:p>menu_rgb_rmas,</text:p>
          </table:table-cell>
          <table:table-cell table:formula="of:=CONCATENATE(&quot;{&quot;;[.C27];[.D27];[.E27];[.F27];[.G27];[.H27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27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101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8])" office:value-type="string" office:string-value="menu_rgb_gmenos," calcext:value-type="string">
            <text:p>menu_rgb_gmenos,</text:p>
          </table:table-cell>
          <table:table-cell table:formula="of:=CONCATENATE(&quot;{&quot;;[.C28];[.D28];[.E28];[.F28];[.G28];[.H28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28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101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9])" office:value-type="string" office:string-value="menu_rgb_gmas," calcext:value-type="string">
            <text:p>menu_rgb_gmas,</text:p>
          </table:table-cell>
          <table:table-cell table:formula="of:=CONCATENATE(&quot;{&quot;;[.C29];[.D29];[.E29];[.F29];[.G29];[.H29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29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101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30])" office:value-type="string" office:string-value="menu_rgb_bmenos," calcext:value-type="string">
            <text:p>menu_rgb_bmenos,</text:p>
          </table:table-cell>
          <table:table-cell table:formula="of:=CONCATENATE(&quot;{&quot;;[.C30];[.D30];[.E30];[.F30];[.G30];[.H30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0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101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31])" office:value-type="string" office:string-value="menu_rgb_bmas," calcext:value-type="string">
            <text:p>menu_rgb_bmas,</text:p>
          </table:table-cell>
          <table:table-cell table:formula="of:=CONCATENATE(&quot;{&quot;;[.C31];[.D31];[.E31];[.F31];[.G31];[.H31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1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5]*0.1" office:value-type="float" office:value="1677721.6" calcext:value-type="float">
            <text:p>1677721,6</text:p>
          </table:table-cell>
          <table:table-cell table:formula="of:=[.F35]/60" office:value-type="float" office:value="27962.0266666667" calcext:value-type="float">
            <text:p>27962,0266666667</text:p>
          </table:table-cell>
          <table:table-cell table:formula="of:=[.G35]/60" office:value-type="float" office:value="466.033777777778" calcext:value-type="float">
            <text:p>466,033777777778</text:p>
          </table:table-cell>
          <table:table-cell table:formula="of:=[.H35]/24" office:value-type="float" office:value="19.4180740740741" calcext:value-type="float">
            <text:p>19,418074074074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1:46:15.2418592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8T05:03:09.366315060</dc:date>
    <meta:generator>LibreOffice/6.3.2.2$Linux_X86_64 LibreOffice_project/30$Build-2</meta:generator>
    <meta:editing-duration>PT21H39M39S</meta:editing-duration>
    <meta:editing-cycles>8</meta:editing-cycles>
    <meta:document-statistic meta:table-count="3" meta:cell-count="3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